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E1000008738E4A4200A1B2DF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8.706cm" fo:margin-left="-0.199cm" style:page-number="auto" table:align="left" style:writing-mode="lr-tb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181cm"/>
    </style:style>
    <style:style style:name="Table1.C" style:family="table-column">
      <style:table-column-properties style:column-width="2.752cm"/>
    </style:style>
    <style:style style:name="Table1.D" style:family="table-column">
      <style:table-column-properties style:column-width="3cm"/>
    </style:style>
    <style:style style:name="Table1.E" style:family="table-column">
      <style:table-column-properties style:column-width="4.763cm"/>
    </style:style>
    <style:style style:name="Table1.1" style:family="table-row">
      <style:table-row-properties style:min-row-height="0.47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37cm" fo:keep-together="auto"/>
    </style:style>
    <style:style style:name="Table1.3" style:family="table-row">
      <style:table-row-properties style:min-row-height="0.455cm" fo:keep-together="auto"/>
    </style:style>
    <style:style style:name="Table1.4" style:family="table-row">
      <style:table-row-properties style:min-row-height="0.953cm" fo:keep-together="auto"/>
    </style:style>
    <style:style style:name="Table1.9" style:family="table-row">
      <style:table-row-properties style:min-row-height="1.3cm" fo:keep-together="auto"/>
    </style:style>
    <style:style style:name="Table1.10" style:family="table-row">
      <style:table-row-properties style:min-row-height="1.321cm" fo:keep-together="auto"/>
    </style:style>
    <style:style style:name="Table1.13" style:family="table-row">
      <style:table-row-properties style:min-row-height="0.432cm" fo:keep-together="auto"/>
    </style:style>
    <style:style style:name="P1" style:family="paragraph" style:parent-style-name="Standard">
      <style:paragraph-properties fo:margin-top="0.212cm" fo:margin-bottom="0.212cm" loext:contextual-spacing="false"/>
    </style:style>
    <style:style style:name="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P4" style:family="paragraph" style:parent-style-name="Default">
      <style:paragraph-properties style:snap-to-layout-grid="false"/>
      <style:text-properties style:font-name="Calibri" fo:font-size="11pt" officeooo:rsid="00121387" officeooo:paragraph-rsid="00121387" style:font-name-asian="Calibri" style:font-size-asian="11pt" style:font-name-complex="Calibri" style:font-size-complex="11pt"/>
    </style:style>
    <style:style style:name="P5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style:font-name-asian="Calibri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officeooo:paragraph-rsid="00121387" style:font-name-asian="Calibri" style:font-size-asian="11pt" style:font-name-complex="Calibri" style:font-size-complex="11pt"/>
    </style:style>
    <style:style style:name="P8" style:family="paragraph" style:parent-style-name="Standard">
      <style:text-properties style:font-name="Calibri" fo:font-size="11pt" officeooo:rsid="00121387" officeooo:paragraph-rsid="00121387" style:font-name-asian="Calibri" style:font-size-asian="11pt" style:font-name-complex="Calibri" style:font-size-complex="11pt"/>
    </style:style>
    <style:style style:name="P9" style:family="paragraph" style:parent-style-name="Standard">
      <style:paragraph-properties style:snap-to-layout-grid="false"/>
      <style:text-properties style:font-name="Calibri" fo:font-size="11pt" officeooo:rsid="00121387" officeooo:paragraph-rsid="00121387" style:font-name-asian="Calibri" style:font-size-asian="11pt" style:font-name-complex="Calibri" style:font-size-complex="11pt"/>
    </style:style>
    <style:style style:name="P10" style:family="paragraph" style:parent-style-name="Standard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1" style:family="paragraph" style:parent-style-name="Standard">
      <style:paragraph-properties style:snap-to-layout-grid="false"/>
      <style:text-properties style:font-name="Calibri" fo:font-size="11pt" fo:font-style="italic" officeooo:rsid="00121387" officeooo:paragraph-rsid="00121387" style:font-name-asian="Calibri" style:font-size-asian="11pt" style:font-style-asian="italic" style:font-name-complex="Calibri" style:font-size-complex="11pt" style:font-style-complex="italic"/>
    </style:style>
    <style:style style:name="P12" style:family="paragraph" style:parent-style-name="Standard">
      <style:text-properties style:font-name="Calibri" fo:font-size="11pt" fo:font-style="italic" fo:font-weight="normal" style:font-name-asian="Calibri" style:font-size-asian="11pt" style:font-style-asian="italic" style:font-weight-asian="normal" style:font-name-complex="Calibri" style:font-size-complex="11pt" style:font-weight-complex="normal"/>
    </style:style>
    <style:style style:name="P13" style:family="paragraph" style:parent-style-name="Standard">
      <style:text-properties style:font-name="Calibri" fo:font-size="11pt" fo:font-style="italic" fo:font-weight="bold" officeooo:paragraph-rsid="00121387" style:font-name-asian="Calibri" style:font-size-asian="11pt" style:font-style-asian="italic" style:font-weight-asian="bold" style:font-name-complex="Calibri" style:font-size-complex="11pt" style:font-weight-complex="bold"/>
    </style:style>
    <style:style style:name="P14" style:family="paragraph" style:parent-style-name="Standard">
      <style:paragraph-properties style:snap-to-layout-grid="false"/>
      <style:text-properties style:font-name="Calibri" fo:font-size="11pt" fo:font-style="normal" officeooo:rsid="00121387" officeooo:paragraph-rsid="00121387" style:font-name-asian="Calibri" style:font-size-asian="11pt" style:font-style-asian="normal" style:font-name-complex="Calibri" style:font-size-complex="11pt" style:font-style-complex="normal"/>
    </style:style>
    <style:style style:name="P15" style:family="paragraph" style:parent-style-name="Standard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text-properties style:font-name="Calibri" fo:font-size="11pt" fo:font-weight="bold" officeooo:rsid="00121387" officeooo:paragraph-rsid="00121387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text-properties style:font-name="Calibri" fo:font-size="11pt" fo:font-weight="bold" officeooo:paragraph-rsid="00121387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>
      <style:text-properties style:font-name="Calibri" fo:font-size="11pt" fo:font-weight="bold" officeooo:paragraph-rsid="0013d54a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>
      <style:text-properties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text-properties style:font-name="Calibri" fo:font-size="11pt" fo:font-weight="normal" officeooo:rsid="00121387" officeooo:paragraph-rsid="00121387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>
      <style:text-properties style:font-name="Calibri" fo:font-size="11pt" fo:font-weight="normal" officeooo:paragraph-rsid="00121387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>
      <style:text-properties style:font-name="Calibri" style:font-name-complex="Calibri"/>
    </style:style>
    <style:style style:name="P23" style:family="paragraph" style:parent-style-name="Standard">
      <style:text-properties style:font-name="Calibri" fo:language="none" fo:country="none" style:language-asian="none" style:country-asian="none" style:font-name-complex="Calibri"/>
    </style:style>
    <style:style style:name="P24" style:family="paragraph" style:parent-style-name="Standard">
      <style:text-properties fo:font-style="normal" fo:font-weight="normal" officeooo:paragraph-rsid="0012138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T3" style:family="text">
      <style:text-properties fo:color="#000000" style:text-position="25% 100%" style:font-name="Arial" fo:font-weight="bold" style:font-weight-asian="bold" style:font-name-complex="Arial"/>
    </style:style>
    <style:style style:name="T4" style:family="text">
      <style:text-properties fo:color="#000000" style:text-position="25% 100%" style:font-name="Arial" fo:font-weight="bold" officeooo:rsid="00121387" style:font-weight-asian="bold" style:font-name-complex="Arial"/>
    </style:style>
    <style:style style:name="T5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T6" style:family="text">
      <style:text-properties style:font-name="Calibri" fo:font-size="11pt" style:font-size-asian="11pt" style:font-name-complex="Calibri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alibri" fo:font-size="11pt" officeooo:rsid="00121387" style:font-name-asian="Calibri" style:font-size-asian="11pt" style:font-name-complex="Calibri" style:font-size-complex="11pt"/>
    </style:style>
    <style:style style:name="T9" style:family="text">
      <style:text-properties style:font-name="Calibri" fo:font-size="11pt" fo:font-weight="bold" style:font-size-asian="11pt" style:font-weight-asian="bold" style:font-name-complex="Calibri"/>
    </style:style>
    <style:style style:name="T10" style:family="text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21387"/>
    </style:style>
    <style:style style:name="T13" style:family="text">
      <style:text-properties style:text-position="super 58%" fo:font-weight="normal" officeooo:rsid="00121387" style:font-weight-asian="normal" style:font-weight-complex="normal"/>
    </style:style>
    <style:style style:name="T14" style:family="text">
      <style:text-properties fo:font-weight="normal" officeooo:rsid="00121387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3d54a"/>
    </style:style>
    <style:style style:name="T17" style:family="text">
      <style:text-properties officeooo:rsid="00165194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7"><text:s/></text:p>
            <text:p text:style-name="P7"><text:span text:style-name="T11">Date and time</text:span> <text:span text:style-name="T14">24</text:span><text:span text:style-name="T13">th</text:span><text:span text:style-name="T14"> June 2020</text:span></text:p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  <text:p text:style-name="P5">Class/period </text:p>
          </table:table-cell>
          <table:covered-table-cell/>
          <table:table-cell table:style-name="Table1.E1" office:value-type="string">
            <text:p text:style-name="P5"/>
            <text:p text:style-name="P5">Lesson n<text:span text:style-name="T12">o.</text:span> <text:s/>___ of ___</text:p>
          </table:table-cell>
        </table:table-row>
        <table:table-row table:style-name="Table1.2">
          <table:table-cell table:style-name="Table1.E1" table:number-columns-spanned="5" office:value-type="string">
            <text:p text:style-name="P5"/>
            <text:p text:style-name="P15">Medium term planning context (include relevant prior learning and barriers/misconceptions):</text:p>
            <text:p text:style-name="P16"/>
            <text:p text:style-name="P20">Some prior exposure to conditional operators and arrays would be helpful. </text:p>
            <text:p text:style-name="P20"/>
            <text:p text:style-name="P20">The purpose of the lesson is to show how algorithms can be introduced unplugged in a constructivist way.</text:p>
            <text:p text:style-name="P20"/>
            <text:p text:style-name="P20">- Focus on understanding the algorithm first.</text:p>
            <text:p text:style-name="P20">- Complete the worksheet of two <text:span text:style-name="T17">exercises</text:span>.</text:p>
            <text:p text:style-name="P20">- Then link to real code.</text:p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E1" table:number-columns-spanned="5" office:value-type="string">
            <text:p text:style-name="P5"/>
            <text:p text:style-name="P15">Learning Objectives: </text:p>
            <text:p text:style-name="P15"/>
            <text:p text:style-name="P20">Introduce sorting.</text:p>
            <text:p text:style-name="P20">Relate sorting to computational thinking.</text:p>
            <text:p text:style-name="P20">Introduce a bubble sort.</text:p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5"/>
            <text:p text:style-name="P17">Learning Outcomes: </text:p>
            <text:p text:style-name="P13"/>
            <text:p text:style-name="P24"><text:span text:style-name="T7">By the end of the lesson pupils will </text:span><text:span text:style-name="T8">start to understand the steps in a bubble sort algorithm.</text:span>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5"/>
            <text:p text:style-name="P15">Resources:</text:p>
            <text:p text:style-name="P15"/>
            <text:p text:style-name="P20">Slides (BubbleSortSlides)</text:p>
            <text:p text:style-name="P20">Worksheet (BubbleSortWorksheet)</text:p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15"/>
            <text:p text:style-name="Standard"><text:span text:style-name="T10">Differentiation:</text:span><text:span text:style-name="T7"> (include SEN, stretch &amp; challenge, TA deployment):</text:span>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18"/>
            <text:p text:style-name="P18"><text:span text:style-name="T16">H</text:span>omework:</text:p>
            <text:p text:style-name="P15"/>
            <text:p text:style-name="P20">Complete BubbleSortWorksheet</text:p>
            <text:p text:style-name="P20">Read BBC Bitesize <text:a xlink:type="simple" xlink:href="https://www.bbc.co.uk/bitesize/guides/z2m3b9q/revision/2" text:style-name="Internet_20_link" text:visited-style-name="Visited_20_Internet_20_Link"><text:span text:style-name="T15">https://www.bbc.co.uk/bitesize/guides/z2m3b9q/revision/2</text:span></text:a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5"/>
            <text:p text:style-name="P15">Time</text:p>
          </table:table-cell>
          <table:table-cell table:style-name="Table1.A1" table:number-columns-spanned="2" office:value-type="string">
            <text:p text:style-name="P15"/>
            <text:p text:style-name="P15">What is going on?</text:p>
          </table:table-cell>
          <table:covered-table-cell/>
          <table:table-cell table:style-name="Table1.E1" table:number-columns-spanned="2" office:value-type="string">
            <text:p text:style-name="P15"/>
            <text:p text:style-name="P5"><text:span text:style-name="T11">What should pupils be learning?</text:span> </text:p>
            <text:p text:style-name="P10">How do you know that they are? (Assessment)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1"/>
            <text:p text:style-name="P14">1 min</text:p>
          </table:table-cell>
          <table:table-cell table:style-name="Table1.A1" table:number-columns-spanned="2" office:value-type="string">
            <text:p text:style-name="P4"/>
            <text:p text:style-name="P4">Welcome, cover learning objectives and resources </text:p>
            <text:p text:style-name="P4"/>
            <text:p text:style-name="P5"/>
          </table:table-cell>
          <table:covered-table-cell/>
          <table:table-cell table:style-name="Table1.E1" table:number-columns-spanned="2" office:value-type="string">
            <text:p text:style-name="P6"/>
            <text:p text:style-name="P9">Preparing to learn</text:p>
          </table:table-cell>
          <table:covered-table-cell/>
        </table:table-row>
        <text:soft-page-break/>
        <table:table-row table:style-name="Table1.10">
          <table:table-cell table:style-name="Table1.A1" office:value-type="string">
            <text:p text:style-name="P14"/>
            <text:p text:style-name="P14">5 mins</text:p>
          </table:table-cell>
          <table:table-cell table:style-name="Table1.A1" table:number-columns-spanned="2" office:value-type="string">
            <text:p text:style-name="P9"/>
            <text:p text:style-name="P9">Cover the sorting slides – 4,5 &amp; 6</text:p>
            <text:p text:style-name="P5"/>
            <text:p text:style-name="P5"/>
          </table:table-cell>
          <table:covered-table-cell/>
          <table:table-cell table:style-name="Table1.E1" table:number-columns-spanned="2" office:value-type="string">
            <text:p text:style-name="P6"/>
            <text:p text:style-name="P9">Listening and questioning 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6"/>
            <text:p text:style-name="P14">5 mins</text:p>
          </table:table-cell>
          <table:table-cell table:style-name="Table1.A1" table:number-columns-spanned="2" office:value-type="string">
            <text:p text:style-name="P9"/>
            <text:p text:style-name="P9">Cover the computational thinking slides – 7, 8 &amp; 9</text:p>
            <text:p text:style-name="P5"/>
          </table:table-cell>
          <table:covered-table-cell/>
          <table:table-cell table:style-name="Table1.E1" table:number-columns-spanned="2" office:value-type="string">
            <text:p text:style-name="P6"/>
            <text:p text:style-name="P9">Linking sorting to past lea<text:span text:style-name="T17">r</text:span>ning and broader concepts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6"/>
            <text:p text:style-name="P14">10 mins</text:p>
          </table:table-cell>
          <table:table-cell table:style-name="Table1.A1" table:number-columns-spanned="2" office:value-type="string">
            <text:p text:style-name="P6"/>
            <text:p text:style-name="P8">Cover the bubble sort slides 10, 11, 12 &amp; 13</text:p>
            <text:p text:style-name="P5"/>
          </table:table-cell>
          <table:covered-table-cell/>
          <table:table-cell table:style-name="Table1.E1" table:number-columns-spanned="2" office:value-type="string">
            <text:p text:style-name="P6"/>
            <text:p text:style-name="P9">Walking through a bubble sort in a physical and memorable way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6"/>
            <text:p text:style-name="P8">1 min</text:p>
          </table:table-cell>
          <table:table-cell table:style-name="Table1.A1" table:number-columns-spanned="2" office:value-type="string">
            <text:p text:style-name="P6"/>
            <text:p text:style-name="P9">Warp-up, set homework and summarise this and the next lesson</text:p>
            <text:p text:style-name="P9"><text:s text:c="2"/></text:p>
          </table:table-cell>
          <table:covered-table-cell/>
          <table:table-cell table:style-name="Table1.E1" table:number-columns-spanned="2" office:value-type="string">
            <text:p text:style-name="P6"/>
            <text:p text:style-name="P9">Contextualising this lesson content <text:s/></text:p>
          </table:table-cell>
          <table:covered-table-cell/>
        </table:table-row>
      </table:table>
      <text:p text:style-name="P23"><draw:frame draw:style-name="fr1" draw:name="Frame1" text:anchor-type="char" svg:x="-0.118cm" svg:y="0.838cm" svg:width="18.606cm" svg:height="15.577cm" draw:z-index="1"><draw:text-box><text:p text:style-name="Standard"><text:span text:style-name="T9">Immediate reflections</text:span><text:span text:style-name="T6">: what do you need to consider next lesson to secure pupil progress? </text:span></text:p></draw:text-box></draw:frame></text:p>
      <text:p text:style-name="P23"/>
      <text:p text:style-name="P23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" fo:font-family="Palatino, 'Book Antiqua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Palatino" style:font-family-complex="Palatino, 'Book Antiqua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Palatino" fo:font-family="Palatino, 'Book Antiqua'" style:font-family-generic="roman" style:font-pitch="variable" fo:font-size="12pt" style:font-size-asian="12pt" style:font-name-complex="Palatino" style:font-family-complex="Palatino, 'Book Antiqua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0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5z0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5z0" style:num-suffix="." text:bullet-char="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5z0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5z0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5z0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5z0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5z0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.212cm" loext:contextual-spacing="false"/>
    </style:style>
    <style:style style:name="M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M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M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M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MT3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MT4" style:family="text">
      <style:text-properties fo:color="#000000" style:text-position="25% 100%" style:font-name="Arial" fo:font-weight="bold" style:font-weight-asian="bold" style:font-name-complex="Arial"/>
    </style:style>
    <style:style style:name="MT5" style:family="text">
      <style:text-properties fo:color="#000000" style:text-position="25% 100%" style:font-name="Arial" fo:font-weight="bold" officeooo:rsid="00121387" style:font-weight-asian="bold" style:font-name-complex="Ari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55cm" fo:page-height="29.633cm" style:num-format="1" style:print-orientation="portrait" fo:margin-top="1.27cm" fo:margin-bottom="0.751cm" fo:margin-left="1.27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loext:header-first>
        <text:p text:style-name="MP1"><draw:frame draw:style-name="Mfr1" draw:name="Brandmark_CMYK_Colourway 1 (002)" text:anchor-type="char" svg:x="-1.032cm" svg:y="-1.014cm" svg:width="5.322cm" svg:height="3.233cm" draw:z-index="0"><draw:image xlink:href="Pictures/1000020100000DE1000008738E4A4200A1B2DFE6.png" xlink:type="simple" xlink:show="embed" xlink:actuate="onLoad" loext:mime-type="image/png"/></draw:frame><text:span text:style-name="MT1"><text:s text:c="37"/></text:span><text:span text:style-name="MT2">PGCE Secondary Lesson Planning</text:span></text:p>
        <text:p text:style-name="MP2"><text:s text:c="22"/></text:p>
        <text:p text:style-name="MP3"/>
        <text:p text:style-name="MP1"><text:span text:style-name="MT3">Name</text:span><text:span text:style-name="MT4">: </text:span><text:span text:style-name="MT5">Mark Gadsby</text:span> 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GCE Secondary Lesson Plan</dc:title>
    <dc:subject/>
    <meta:keyword/>
    <meta:initial-creator>CCS</meta:initial-creator>
    <meta:creation-date>2019-07-08T14:54:00</meta:creation-date>
    <dc:date>2020-06-24T08:24:29.809845238</dc:date>
    <meta:editing-cycles>9</meta:editing-cycles>
    <meta:generator>LibreOffice/6.4.3.2$Linux_X86_64 LibreOffice_project/40$Build-2</meta:generator>
    <meta:editing-duration>PT42M27S</meta:editing-duration>
    <meta:document-statistic meta:table-count="1" meta:image-count="1" meta:object-count="0" meta:page-count="2" meta:paragraph-count="47" meta:word-count="244" meta:character-count="1662" meta:non-whitespace-character-count="1386"/>
    <meta:template xlink:type="simple" xlink:actuate="onRequest" xlink:title="Normal" xlink:href=""/>
  </office:meta>
</office:document-meta>
</file>